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03cm" fo:margin-right="0cm" fo:margin-top="0cm" fo:margin-bottom="0.162cm" loext:contextual-spacing="false" fo:line-height="108%" fo:text-align="center" style:justify-single-word="false" fo:text-indent="0cm" style:auto-text-indent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 fo:break-before="page"/>
    </style:style>
    <style:style style:name="P7" style:family="paragraph" style:parent-style-name="Standard">
      <style:paragraph-properties fo:margin-left="0cm" fo:margin-right="0cm" fo:margin-top="0cm" fo:margin-bottom="0.099cm" loext:contextual-spacing="false" fo:line-height="108%" fo:text-indent="0cm" style:auto-text-indent="false"/>
    </style:style>
    <style:style style:name="P8" style:family="paragraph" style:parent-style-name="Standard">
      <style:paragraph-properties fo:margin-left="1.24cm" fo:margin-right="0cm" fo:text-indent="0cm" style:auto-text-indent="false"/>
    </style:style>
    <style:style style:name="P9" style:family="paragraph" style:parent-style-name="Heading_20_1">
      <style:paragraph-properties fo:margin-left="-0.009cm" fo:margin-right="0cm" fo:text-indent="0cm" style:auto-text-indent="false"/>
    </style:style>
    <style:style style:name="P10" style:family="paragraph" style:parent-style-name="Heading_20_1">
      <style:paragraph-properties fo:margin-left="-0.009cm" fo:margin-right="0cm" fo:text-indent="0cm" style:auto-text-indent="false"/>
      <style:text-properties style:text-underline-style="none"/>
    </style:style>
    <style:style style:name="P11" style:family="paragraph" style:parent-style-name="Heading_20_1">
      <style:paragraph-properties fo:margin-left="-0.009cm" fo:margin-right="0cm" fo:text-indent="0cm" style:auto-text-indent="false" fo:break-before="page"/>
    </style:style>
    <style:style style:name="P12" style:family="paragraph" style:parent-style-name="Standard">
      <style:paragraph-properties fo:margin-left="0.03cm" fo:margin-right="0.037cm" fo:margin-top="0cm" fo:margin-bottom="0.162cm" loext:contextual-spacing="false" fo:line-height="108%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left="0.03cm" fo:margin-right="0cm" fo:margin-top="0cm" fo:margin-bottom="0.162cm" loext:contextual-spacing="false" fo:line-height="108%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15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</style:style>
    <style:style style:name="P16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</style:style>
    <style:style style:name="P18" style:family="paragraph" style:parent-style-name="Standard" style:list-style-name="WWNum9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20" style:family="paragraph" style:parent-style-name="Standard">
      <style:paragraph-properties fo:margin-left="0cm" fo:margin-right="0cm" fo:margin-top="0cm" fo:margin-bottom="0.231cm" loext:contextual-spacing="false" fo:line-height="108%" fo:text-indent="0cm" style:auto-text-indent="false"/>
      <style:text-properties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left="0cm" fo:margin-right="0cm" fo:margin-top="0cm" fo:margin-bottom="0.099cm" loext:contextual-spacing="false" fo:line-height="108%" fo:text-indent="0cm" style:auto-text-indent="false"/>
      <style:text-properties fo:font-size="8pt" fo:font-weight="bold" style:font-size-asian="8pt" style:font-weight-asian="bold" style:font-size-complex="8pt"/>
    </style:style>
    <style:style style:name="P22" style:family="paragraph" style:parent-style-name="Standard" style:list-style-name="WWNum8">
      <style:paragraph-properties fo:margin-left="1.24cm" fo:margin-right="0cm" fo:text-indent="-0.633cm" style:auto-text-indent="false"/>
    </style:style>
    <style:style style:name="P23" style:family="paragraph" style:parent-style-name="Standard" style:list-style-name="WWNum10">
      <style:paragraph-properties fo:margin-left="1.24cm" fo:margin-right="0cm" fo:text-indent="-0.633cm" style:auto-text-indent="false"/>
    </style:style>
    <style:style style:name="P24" style:family="paragraph" style:parent-style-name="Standard" style:list-style-name="WWNum4">
      <style:paragraph-properties fo:margin-left="3.81cm" fo:margin-right="0cm" fo:margin-top="0cm" fo:margin-bottom="0cm" loext:contextual-spacing="false" fo:text-indent="-0.635cm" style:auto-text-indent="false"/>
    </style:style>
    <style:style style:name="P25" style:family="paragraph" style:parent-style-name="Standard" style:list-style-name="WWNum4">
      <style:paragraph-properties fo:margin-left="3.81cm" fo:margin-right="0cm" fo:text-indent="-0.635cm" style:auto-text-indent="false"/>
    </style:style>
    <style:style style:name="P26" style:family="paragraph" style:parent-style-name="Standard" style:list-style-name="WWNum11">
      <style:paragraph-properties fo:margin-left="2.54cm" fo:margin-right="0cm" fo:margin-top="0cm" fo:margin-bottom="0cm" loext:contextual-spacing="false" fo:text-indent="-0.635cm" style:auto-text-indent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 style:list-style-name="WWNum2">
      <style:paragraph-properties fo:margin-left="2.54cm" fo:margin-right="0cm" fo:margin-top="0cm" fo:margin-bottom="0cm" loext:contextual-spacing="false" fo:text-indent="-0.635cm" style:auto-text-indent="false"/>
      <style:text-properties fo:font-weight="bold" style:font-weight-asian="bold"/>
    </style:style>
    <style:style style:name="P28" style:family="paragraph" style:parent-style-name="Standard" style:list-style-name="WWNum5">
      <style:paragraph-properties fo:margin-left="2.54cm" fo:margin-right="0cm" fo:margin-top="0cm" fo:margin-bottom="0cm" loext:contextual-spacing="false" fo:text-indent="-0.635cm" style:auto-text-indent="false"/>
      <style:text-properties fo:font-weight="bold" style:font-weight-asian="bold"/>
    </style:style>
    <style:style style:name="P29" style:family="paragraph" style:parent-style-name="Standard" style:list-style-name="WWNum3">
      <style:paragraph-properties fo:margin-left="2.54cm" fo:margin-right="0cm" fo:margin-top="0cm" fo:margin-bottom="0cm" loext:contextual-spacing="false" fo:text-indent="-0.635cm" style:auto-text-indent="false"/>
      <style:text-properties fo:font-weight="bold" style:font-weight-asian="bold"/>
    </style:style>
    <style:style style:name="P30" style:family="paragraph" style:parent-style-name="Standard" style:list-style-name="WWNum6">
      <style:paragraph-properties fo:margin-left="2.54cm" fo:margin-right="0cm" fo:margin-top="0cm" fo:margin-bottom="0cm" loext:contextual-spacing="false" fo:text-indent="-0.635cm" style:auto-text-indent="false"/>
    </style:style>
    <style:style style:name="P31" style:family="paragraph" style:parent-style-name="Standard" style:list-style-name="WWNum3">
      <style:paragraph-properties fo:margin-left="2.54cm" fo:margin-right="0cm" fo:text-indent="-0.635cm" style:auto-text-indent="false"/>
      <style:text-properties fo:font-weight="bold" style:font-weight-asian="bold"/>
    </style:style>
    <style:style style:name="P32" style:family="paragraph" style:parent-style-name="Heading_20_1" style:master-page-name="Standard">
      <style:paragraph-properties fo:margin-left="-0.009cm" fo:margin-right="0cm" fo:text-align="justify" style:justify-single-word="false" fo:text-indent="0cm" style:auto-text-indent="false" style:page-number="1"/>
    </style:style>
    <style:style style:name="P33" style:family="paragraph" style:parent-style-name="Heading_20_1">
      <style:paragraph-properties fo:margin-left="-0.009cm" fo:margin-right="0cm" fo:text-indent="0cm" style:auto-text-indent="false"/>
      <style:text-properties style:text-underline-style="none"/>
    </style:style>
    <style:style style:name="P34" style:family="paragraph" style:parent-style-name="Heading_20_1">
      <style:paragraph-properties fo:margin-left="-0.009cm" fo:margin-right="0cm" fo:text-indent="0cm" style:auto-text-indent="false" fo:break-before="page"/>
      <style:text-properties style:text-underline-style="none"/>
    </style:style>
    <style:style style:name="P3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3" style:family="text">
      <style:text-properties fo:font-size="11pt" style:text-underline-style="none" fo:font-weight="normal" style:font-size-asian="11pt" style:font-weight-asian="normal" style:font-size-complex="11pt"/>
    </style:style>
    <style:style style:name="T4" style:family="text">
      <style:text-properties fo:font-size="11pt" fo:font-style="italic" style:text-underline-style="none" fo:font-weight="normal" style:font-size-asian="11pt" style:font-style-asian="italic" style:font-weight-asian="normal" style:font-size-complex="11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weight="bold" style:font-weight-asian="bold"/>
    </style:style>
    <style:style style:name="T9" style:family="text">
      <style:text-properties fo:font-style="italic" style:text-underline-style="solid" style:text-underline-width="auto" style:text-underline-color="font-color" style:font-style-asian="italic"/>
    </style:style>
    <style:style style:name="T10" style:family="text">
      <style:text-properties fo:font-style="italic" style:font-style-asian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 fo:font-weight="bold" style:font-size-asian="10pt" style:font-weight-asian="bold" style:font-size-complex="10pt"/>
    </style:style>
    <style:style style:name="T13" style:family="text">
      <style:text-properties officeooo:rsid="000105c8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.162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.162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3">Nesta etapa da prova, será avaliada a modelagem do conjunto </text:span><text:span text:style-name="T4">weather_rain_tommorrow. </text:span><text:span text:style-name="T3">Este conjunto possui 5000 observações e 6 colunas:</text:span></text:p>
      <text:p text:style-name="Standard"/>
      <text:list xml:id="list2421676471" text:style-name="WWNum9">
        <text:list-item>
          <text:p text:style-name="P15">MinTemp = temperatura mínima do dia (°C)</text:p>
        </text:list-item>
        <text:list-item>
          <text:p text:style-name="P15">MaxTemp = temperatura máxima do dia (°C)</text:p>
        </text:list-item>
        <text:list-item>
          <text:p text:style-name="P15">Rainfall = Chuva no dia (mm)</text:p>
        </text:list-item>
        <text:list-item>
          <text:p text:style-name="P15">Humidity9am = Umidade do ar às 9h do dia.</text:p>
        </text:list-item>
        <text:list-item>
          <text:p text:style-name="P15">Humidity3pm = Umidade do ar às 15h do dia.</text:p>
        </text:list-item>
        <text:list-item>
          <text:p text:style-name="P18">RainTomorrow = Chuva no dia seguinte (atributo meta, 1 = choveu, 0 = não choveu)</text:p>
        </text:list-item>
      </text:list>
      <text:p text:style-name="P3"/>
      <text:p text:style-name="P3">Separe o conjunto de dados em treino (70%) e teste (30%). Use seed 2019 antes do sample da separação.</text:p>
      <text:p text:style-name="P9"><draw:rect text:anchor-type="as-char" style:rel-width="100%" draw:z-index="0" draw:style-name="gr1" draw:text-style-name="P35" svg:width="0.003cm" svg:height="0.054cm"><text:p/></draw:rect></text:p>
      <text:p text:style-name="P10"/>
      <text:p text:style-name="P10"/>
      <text:p text:style-name="P10">1ª Questão – Modelagem com KNN (Valor: 2,0) </text:p>
      <text:p text:style-name="P20"><text:s/></text:p>
      <text:list xml:id="list1045729620" text:style-name="WWNum8">
        <text:list-item>
          <text:p text:style-name="P22">Estruture os dados de treino e teste para serem usados para uma modelagem usando a função <text:span text:style-name="T8">knn()</text:span> do pacote <text:span text:style-name="T8">class</text:span>. (0,5)</text:p>
        </text:list-item>
        <text:list-item>
          <text:p text:style-name="P22">Use a função <text:span text:style-name="T8">knn()</text:span> <text:s/>para criar dois vetores de predições para o conjunto de teste, um com k = 5 e outro com k = 1<text:span text:style-name="T13">1</text:span>. (0,5)<text:span text:style-name="T7"> </text:span></text:p>
        </text:list-item>
        <text:list-item>
          <text:p text:style-name="P22">Crie um dataframe com os dados: <text:s/>(1,0)</text:p>
        </text:list-item>
      </text:list>
      <text:list xml:id="list213844680" text:style-name="WWNum4">
        <text:list-item>
          <text:p text:style-name="P24"><text:span text:style-name="T8">k: </text:span>número de vizinhos usados</text:p>
        </text:list-item>
        <text:list-item>
          <text:p text:style-name="P24"><text:span text:style-name="T8">acc: </text:span>acurácia obtida para cada k</text:p>
        </text:list-item>
        <text:list-item>
          <text:p text:style-name="P24"><text:span text:style-name="T8">tpr: <text:s/></text:span>taxa de verdadeiros positivos <text:s/>para cada k</text:p>
        </text:list-item>
        <text:list-item>
          <text:p text:style-name="P25"><text:span text:style-name="T8">fpr: </text:span>taxa de falsos positivos para cada k</text:p>
        </text:list-item>
      </text:list>
      <text:p text:style-name="P3">* O dataframe terá 2 linhas (sem contar o nome das colunas) e 4 colunas.</text:p>
      <text:p text:style-name="P4"><draw:rect text:anchor-type="as-char" style:rel-width="100%" draw:z-index="1" draw:style-name="gr1" draw:text-style-name="P35" svg:width="0.003cm" svg:height="0.054cm"><text:p/></draw:rect></text:p>
      <text:p text:style-name="P10"/>
      <text:p text:style-name="P10"/>
      <text:p text:style-name="P11"><text:span text:style-name="T5">2ª Questão – Modelagem com árvore de decisão e regressão logística <text:s/>(Valor: 3,0)</text:span><text:span text:style-name="T6"> </text:span></text:p>
      <text:p text:style-name="Standard"/>
      <text:p text:style-name="P14">NÃO USE O PACOTE CARET NESSA QUESTÃO</text:p>
      <text:p text:style-name="P2"/>
      <text:p text:style-name="Standard">Nesta etapa, faça a busca por hiperparâmetros para encontrar a melhor configuração do algoritmo de árvore de decisão implementado no pacote <text:span text:style-name="T8">rpart</text:span>. Use <text:span text:style-name="T9">cross validation </text:span><text:span text:style-name="T11">com 3 folds </text:span>para ajustar os hiperparâmetros especificados no script.</text:p>
      <text:p text:style-name="P8"/>
      <text:list xml:id="list795217683" text:style-name="WWNum10">
        <text:list-item>
          <text:p text:style-name="P23">Qual a configuração que apresenta a melhor performance, de acordo com a acurácia? (1,0)</text:p>
        </text:list-item>
      </text:list>
      <text:p text:style-name="P8">* Se houver empate, escolha a configuração com menor complexidade.</text:p>
      <text:list xml:id="list1045762863" text:style-name="WWNum11">
        <text:list-item>
          <text:p text:style-name="P26">minbucket: </text:p>
        </text:list-item>
        <text:list-item>
          <text:p text:style-name="P26">cp: </text:p>
        </text:list-item>
        <text:list-item>
          <text:p text:style-name="P26">maxdepth: </text:p>
        </text:list-item>
      </text:list>
      <text:list xml:id="list103146329297821" text:continue-list="list795217683" text:style-name="WWNum10">
        <text:list-item>
          <text:p text:style-name="P23">Treine um modelo (no conjunto de treino completo) com a configuração do i<text:span text:style-name="T8">tem a</text:span> e avalie acurácia, taxa de verdadeiros positivos (tpr) e taxa de falsos positivos (fpr) no <text:span text:style-name="T8">conjunto de teste</text:span>. (0,5)</text:p>
        </text:list-item>
      </text:list>
      <text:list xml:id="list3560401666" text:style-name="WWNum2">
        <text:list-item>
          <text:p text:style-name="P27">acc: </text:p>
        </text:list-item>
        <text:list-item>
          <text:p text:style-name="P27">tpr:</text:p>
        </text:list-item>
        <text:list-item>
          <text:p text:style-name="P27">fpr:</text:p>
        </text:list-item>
      </text:list>
      <text:list xml:id="list103144578330069" text:continue-list="list103146329297821" text:style-name="WWNum10">
        <text:list-item>
          <text:p text:style-name="P23">Treine um modelo de regressão logística no conjunto de treino. Se probabilidade de chuva for <text:span text:style-name="T8">maior </text:span>do que 0,6, considere que choverá. Qual a acurácia, tpr e fpr no <text:span text:style-name="T8">conjunto de teste</text:span> para este modelo? (0,5)</text:p>
        </text:list-item>
      </text:list>
      <text:list xml:id="list3458720419" text:style-name="WWNum5">
        <text:list-item>
          <text:p text:style-name="P28">acc: </text:p>
        </text:list-item>
        <text:list-item>
          <text:p text:style-name="P28">tpr:</text:p>
        </text:list-item>
        <text:list-item>
          <text:p text:style-name="P28">fpr:</text:p>
        </text:list-item>
      </text:list>
      <text:list xml:id="list103145045788282" text:continue-list="list103144578330069" text:style-name="WWNum10">
        <text:list-item>
          <text:p text:style-name="P23">Para checar a importância de variáveis na árvore, se seu modelo chama <text:span text:style-name="T10">tree_model</text:span>, use o comando: <text:span text:style-name="T10">tree_model$variable.importance</text:span>. Compare e discuta sucintamente a importância de atributos para a árvore e para a regressão logística. Responda abaixo e limite-se a, aproximadamente, 10 linhas com fonte Arial 11. (1,0)</text:p>
        </text:list-item>
      </text:list>
      <text:p text:style-name="P5"/>
      <text:p text:style-name="P5"/>
      <text:p text:style-name="P3"/>
      <text:p text:style-name="P3"/>
      <text:p text:style-name="P6"><text:span text:style-name="T1">3ª Questão – Ajuste de hiperparâmetros de Boosting usando </text:span><text:span text:style-name="T2">caret</text:span><text:span text:style-name="T1"> (Valor: 2,0) </text:span></text:p>
      <text:p text:style-name="P21"><text:s/></text:p>
      <text:p text:style-name="P7">Use o pacote caret para ajustar os hiperparâmetros da técnica de boosting (gbm). Os hiperparâmetros estão especificados no script.</text:p>
      <text:p text:style-name="P7"/>
      <text:list xml:id="list466844544" text:style-name="WWNum7">
        <text:list-item>
          <text:p text:style-name="P16">Qual configuração dos parâmetros que leva à maior acurácia durante o cross validation? (1,0)</text:p>
        </text:list-item>
      </text:list>
      <text:list xml:id="list2002671362" text:style-name="WWNum6">
        <text:list-item>
          <text:p text:style-name="P30"><text:span text:style-name="T8">interaction_depth: </text:span><text:span text:style-name="T12">_____</text:span></text:p>
        </text:list-item>
        <text:list-item>
          <text:p text:style-name="P30"><text:span text:style-name="T8">n.trees: </text:span><text:span text:style-name="T12">_____</text:span></text:p>
        </text:list-item>
      </text:list>
      <text:list xml:id="list103145949231315" text:continue-list="list466844544" text:style-name="WWNum7">
        <text:list-item>
          <text:p text:style-name="P16">Qual a acurácia, tpr e fpr no conjunto de teste? (1,0)</text:p>
        </text:list-item>
      </text:list>
      <text:list xml:id="list1843579319" text:style-name="WWNum3">
        <text:list-item>
          <text:p text:style-name="P29">acc: </text:p>
        </text:list-item>
        <text:list-item>
          <text:p text:style-name="P29">tpr:</text:p>
        </text:list-item>
        <text:list-item>
          <text:p text:style-name="P31">fpr:</text:p>
        </text:list-item>
      </text:list>
      <text:p text:style-name="P3"/>
      <text:p text:style-name="P3"><draw:rect text:anchor-type="as-char" style:rel-width="100%" draw:z-index="2" draw:style-name="gr1" draw:text-style-name="P35" svg:width="0.003cm" svg:height="0.054cm"><text:p/></draw:rect></text:p>
      <text:p text:style-name="P10"><text:bookmark text:name="_wkwqqn1a7zar"/></text:p>
      <text:p text:style-name="P34"><text:bookmark text:name="_9njyl3go4tdd"/>4ª Questão – Escolha do modelo (Valor: 3,0) </text:p>
      <text:p text:style-name="P3"/>
      <text:p text:style-name="P3">Crie um dataframe com 4 colunas: (1,0)</text:p>
      <text:p text:style-name="P3">* para o knn, use as métricas do modelo com k = <text:span text:style-name="T13">5</text:span>.</text:p>
      <text:list xml:id="list2826541898" text:style-name="WWNum1">
        <text:list-item>
          <text:p text:style-name="P17"><text:span text:style-name="T8">algoritmo: </text:span>knn, logit, tree, boost</text:p>
        </text:list-item>
        <text:list-item>
          <text:p text:style-name="P17"><text:span text:style-name="T8">acc: </text:span><text:s/>acurácia de cada algoritmo no conjunto de teste</text:p>
        </text:list-item>
        <text:list-item>
          <text:p text:style-name="P17"><text:span text:style-name="T8">tpr: </text:span>taxa de verdadeiros positivos de cada algoritmo no conjunto de teste</text:p>
        </text:list-item>
        <text:list-item>
          <text:p text:style-name="P19"><text:span text:style-name="T8">fpr: </text:span>taxa de falsos positivos de cada algoritmo no conjunto de teste</text:p>
        </text:list-item>
      </text:list>
      <text:p text:style-name="P3"/>
      <text:p text:style-name="P3">Considerando as métricas acurácia, taxa de verdadeiros positivos (tpr) e taxa de falso positivos (fpr), qual você escolheria para colocar em produção e por quê? <text:s/>Discuta os resultados das métricas e a matriz de confusão e argumente a favor da sua escolha. Limite-se a, no máximo, 25 linhas com fonte Arial 11. (2,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5cm" loext:contextual-spacing="false" fo:line-height="108%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18cm" fo:margin-right="0cm" fo:margin-top="0cm" fo:margin-bottom="0cm" loext:contextual-spacing="false" fo:line-height="108%" fo:text-align="start" style:justify-single-word="false" fo:keep-together="always" fo:orphans="2" fo:widows="2" fo:text-indent="-0.018cm" style:auto-text-indent="false" fo:padding="0cm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size="10pt"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1.24cm" fo:margin-left="1.24cm"/>
        </style:list-level-properties>
      </text:list-level-style-number>
      <text:list-level-style-number text:level="2" text:style-name="ListLabel_20_65" style:num-format="a" style:num-letter-sync="true">
        <style:list-level-properties text:list-level-position-and-space-mode="label-alignment">
          <style:list-level-label-alignment text:label-followed-by="listtab" fo:text-indent="-2.538cm" fo:margin-left="2.538cm"/>
        </style:list-level-properties>
      </text:list-level-style-number>
      <text:list-level-style-number text:level="3" text:style-name="ListLabel_20_66" style:num-format="i">
        <style:list-level-properties text:list-level-position-and-space-mode="label-alignment">
          <style:list-level-label-alignment text:label-followed-by="listtab" fo:text-indent="-3.808cm" fo:margin-left="3.808cm"/>
        </style:list-level-properties>
      </text:list-level-style-number>
      <text:list-level-style-number text:level="4" text:style-name="ListLabel_20_67" style:num-format="1">
        <style:list-level-properties text:list-level-position-and-space-mode="label-alignment">
          <style:list-level-label-alignment text:label-followed-by="listtab" fo:text-indent="-5.078cm" fo:margin-left="5.078cm"/>
        </style:list-level-properties>
      </text:list-level-style-number>
      <text:list-level-style-number text:level="5" text:style-name="ListLabel_20_68" style:num-format="a" style:num-letter-sync="true">
        <style:list-level-properties text:list-level-position-and-space-mode="label-alignment">
          <style:list-level-label-alignment text:label-followed-by="listtab" fo:text-indent="-6.348cm" fo:margin-left="6.348cm"/>
        </style:list-level-properties>
      </text:list-level-style-number>
      <text:list-level-style-number text:level="6" text:style-name="ListLabel_20_69" style:num-format="i">
        <style:list-level-properties text:list-level-position-and-space-mode="label-alignment">
          <style:list-level-label-alignment text:label-followed-by="listtab" fo:text-indent="-7.618cm" fo:margin-left="7.618cm"/>
        </style:list-level-properties>
      </text:list-level-style-number>
      <text:list-level-style-number text:level="7" text:style-name="ListLabel_20_70" style:num-format="1">
        <style:list-level-properties text:list-level-position-and-space-mode="label-alignment">
          <style:list-level-label-alignment text:label-followed-by="listtab" fo:text-indent="-8.888cm" fo:margin-left="8.888cm"/>
        </style:list-level-properties>
      </text:list-level-style-number>
      <text:list-level-style-number text:level="8" text:style-name="ListLabel_20_71" style:num-format="a" style:num-letter-sync="true">
        <style:list-level-properties text:list-level-position-and-space-mode="label-alignment">
          <style:list-level-label-alignment text:label-followed-by="listtab" fo:text-indent="-10.158cm" fo:margin-left="10.158cm"/>
        </style:list-level-properties>
      </text:list-level-style-number>
      <text:list-level-style-number text:level="9" text:style-name="ListLabel_20_72" style:num-format="i">
        <style:list-level-properties text:list-level-position-and-space-mode="label-alignment">
          <style:list-level-label-alignment text:label-followed-by="listtab" fo:text-indent="-11.428cm" fo:margin-left="11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1.24cm" fo:margin-left="1.24cm"/>
        </style:list-level-properties>
      </text:list-level-style-number>
      <text:list-level-style-number text:level="2" text:style-name="ListLabel_20_83" style:num-format="a" style:num-letter-sync="true">
        <style:list-level-properties text:list-level-position-and-space-mode="label-alignment">
          <style:list-level-label-alignment text:label-followed-by="listtab" fo:text-indent="-2.538cm" fo:margin-left="2.538cm"/>
        </style:list-level-properties>
      </text:list-level-style-number>
      <text:list-level-style-number text:level="3" text:style-name="ListLabel_20_84" style:num-format="i">
        <style:list-level-properties text:list-level-position-and-space-mode="label-alignment">
          <style:list-level-label-alignment text:label-followed-by="listtab" fo:text-indent="-3.808cm" fo:margin-left="3.808cm"/>
        </style:list-level-properties>
      </text:list-level-style-number>
      <text:list-level-style-number text:level="4" text:style-name="ListLabel_20_85" style:num-format="1">
        <style:list-level-properties text:list-level-position-and-space-mode="label-alignment">
          <style:list-level-label-alignment text:label-followed-by="listtab" fo:text-indent="-5.078cm" fo:margin-left="5.078cm"/>
        </style:list-level-properties>
      </text:list-level-style-number>
      <text:list-level-style-number text:level="5" text:style-name="ListLabel_20_86" style:num-format="a" style:num-letter-sync="true">
        <style:list-level-properties text:list-level-position-and-space-mode="label-alignment">
          <style:list-level-label-alignment text:label-followed-by="listtab" fo:text-indent="-6.348cm" fo:margin-left="6.348cm"/>
        </style:list-level-properties>
      </text:list-level-style-number>
      <text:list-level-style-number text:level="6" text:style-name="ListLabel_20_87" style:num-format="i">
        <style:list-level-properties text:list-level-position-and-space-mode="label-alignment">
          <style:list-level-label-alignment text:label-followed-by="listtab" fo:text-indent="-7.618cm" fo:margin-left="7.618cm"/>
        </style:list-level-properties>
      </text:list-level-style-number>
      <text:list-level-style-number text:level="7" text:style-name="ListLabel_20_88" style:num-format="1">
        <style:list-level-properties text:list-level-position-and-space-mode="label-alignment">
          <style:list-level-label-alignment text:label-followed-by="listtab" fo:text-indent="-8.888cm" fo:margin-left="8.888cm"/>
        </style:list-level-properties>
      </text:list-level-style-number>
      <text:list-level-style-number text:level="8" text:style-name="ListLabel_20_89" style:num-format="a" style:num-letter-sync="true">
        <style:list-level-properties text:list-level-position-and-space-mode="label-alignment">
          <style:list-level-label-alignment text:label-followed-by="listtab" fo:text-indent="-10.158cm" fo:margin-left="10.158cm"/>
        </style:list-level-properties>
      </text:list-level-style-number>
      <text:list-level-style-number text:level="9" text:style-name="ListLabel_20_90" style:num-format="i">
        <style:list-level-properties text:list-level-position-and-space-mode="label-alignment">
          <style:list-level-label-alignment text:label-followed-by="listtab" fo:text-indent="-11.428cm" fo:margin-left="11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03cm" fo:margin-right="0.037cm" fo:margin-top="0cm" fo:margin-bottom="0.162cm" loext:contextual-spacing="false" fo:line-height="108%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MP2" style:family="paragraph" style:parent-style-name="Standard">
      <style:paragraph-properties fo:margin-left="0.03cm" fo:margin-right="0cm" fo:margin-top="0cm" fo:margin-bottom="0.162cm" loext:contextual-spacing="false" fo:line-height="108%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MP3" style:family="paragraph" style:parent-style-name="Standard">
      <style:paragraph-properties fo:margin-left="0.03cm" fo:margin-right="0cm" fo:margin-top="0cm" fo:margin-bottom="0.162cm" loext:contextual-spacing="false" fo:line-height="108%" fo:text-align="center" style:justify-single-word="false" fo:text-indent="0cm" style:auto-text-indent="false"/>
    </style:style>
    <style:style style:name="MP4" style:family="paragraph">
      <loext:graphic-properties draw:fill="solid" draw:fill-color="#a0a0a0"/>
      <style:paragraph-properties fo:text-align="center"/>
    </style:style>
    <style:style style:name="M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.162cm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20.955cm" fo:page-height="29.669cm" style:num-format="1" style:print-orientation="portrait" fo:margin-top="1.27cm" fo:margin-bottom="2.54cm" fo:margin-left="2.194cm" fo:margin-right="1.519cm" style:writing-mode="lr-tb" style:layout-grid-color="#c0c0c0" style:layout-grid-lines="245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A084 – Introdução à Mineração de Dados: Conceitos e Aplicações na Agricultura </text:p>
        <text:p text:style-name="MP2">Prova P1 – 25 de Abril de 2019 – Prática </text:p>
        <text:p text:style-name="MP3"><draw:rect text:anchor-type="as-char" style:rel-width="100%" draw:z-index="6" draw:style-name="Mgr1" draw:text-style-name="MP4" svg:width="0.003cm" svg:height="0.054cm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dc:date>2019-04-25T10:31:43.886157304</dc:date>
    <meta:editing-duration>PT52S</meta:editing-duration>
    <meta:editing-cycles>1</meta:editing-cycles>
    <meta:document-statistic meta:table-count="0" meta:image-count="0" meta:object-count="0" meta:page-count="4" meta:paragraph-count="59" meta:word-count="633" meta:character-count="3566" meta:non-whitespace-character-count="2994"/>
  </office:meta>
</office:document-meta>
</file>